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style>
    <style:style style:name="P2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top="0in" fo:margin-bottom="0.0402in" style:writing-mode="lr-tb"/>
      <style:text-properties fo:font-style="italic" style:font-style-asian="italic" style:font-style-complex="italic"/>
    </style:style>
    <style:style style:name="P31"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28"><text:span text:style-name="T1">Scene: Starlite Lounge</text:span></text:p>
      <text:p text:style-name="P28"><text:span text:style-name="T1">Same piano guy (with a bit more hair), playing same intro, this time segues into "Starlite". <text:s/>As the piano lead-in finishes, <text:s/>a small, green, ogre-like creature about three feet tall climbs out from under the piano, picks up a cordless mike, clambers up onto the piano, and begins to sing. <text:s/>His voice is improbable.</text:span></text:p>
      <text:p text:style-name="P28"><text:span text:style-name="T1">During the interlude where the instruments drop out, the ogre appears flustered, waving at the piano player even as he attempts to sing the final verse over the drums. <text:s/>Finally he kicks the midi drum machine in frustration. <text:s/>The instruments return.</text:span></text:p>
      <text:p text:style-name="P28"><text:span text:style-name="T1">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span></text:p>
      <text:p text:style-name="P8"><text:span text:style-name="T1"/></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In mid July</text:p>
      <text:p text:style-name="P27">We were a lonely girl</text:p>
      <text:p text:style-name="P27"><text:soft-page-break/>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8"><text:span text:style-name="T1">As music enters into final samba section, it fades <text:s/>to background; dialog begins</text:span></text:p>
      <text:p text:style-name="P1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text:soft-page-break/>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text:soft-page-break/>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text:soft-page-break/>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text:soft-page-break/>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text:soft-page-break/>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text:soft-page-break/>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text:soft-page-break/>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text:soft-page-break/>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text:soft-page-break/>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text:soft-pag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text:soft-page-break/>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oft-page-break/><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text:soft-page-break/>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text:soft-page-break/>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text:soft-page-break/>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text:soft-page-break/>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text:soft-page-break/></text:p>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text:soft-page-break/>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oft-page-break/><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text:soft-page-break/>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text:soft-page-break/>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text:soft-page-break/>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35</meta:editing-cycles>
    <dc:date>2012-06-13T17:12:58</dc:date>
    <meta:editing-duration>PT14H1M47S</meta:editing-duration>
    <meta:document-statistic meta:table-count="0" meta:image-count="0" meta:object-count="0" meta:page-count="47" meta:paragraph-count="1763" meta:word-count="19527" meta:character-count="109218"/>
  </office:meta>
</office:document-meta>
</file>